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opacity="20%" draw:textarea-horizontal-align="justify" draw:textarea-vertical-align="middle" draw:auto-grow-height="false" fo:min-height="0cm" fo:min-width="0cm" fo:wrap-option="no-wrap" draw:shadow-opacity="20%"/>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7da647" draw:opacity="50%" draw:textarea-horizontal-align="center" draw:textarea-vertical-align="middle" draw:shadow="hidden" draw:shadow-offset-x="0.152cm" draw:shadow-offset-y="0.152cm" draw:shadow-opacity="5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7da647" draw:opacity="20%" draw:textarea-horizontal-align="center" draw:textarea-vertical-align="middle" draw:shadow="hidden" draw:shadow-offset-x="0.152cm" draw:shadow-offset-y="0.152cm" draw:shadow-opacity="20%"/>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color="#eb613d" draw:opacity="50%" draw:textarea-horizontal-align="justify" draw:textarea-vertical-align="middle" draw:auto-grow-height="false" draw:shadow-opacity="50%"/>
    </style:style>
    <style:style style:name="gr8" style:family="graphic" style:parent-style-name="standard">
      <style:graphic-properties draw:fill-color="#eb613d" draw:opacity="50%" draw:textarea-vertical-align="middle" draw:auto-grow-height="false" fo:min-height="0.749cm" fo:min-width="0.499cm" draw:shadow-opacity="50%"/>
    </style:style>
    <style:style style:name="gr9" style:family="graphic" style:parent-style-name="standard">
      <style:graphic-properties draw:fill-color="#eb613d"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24cm" svg:height="8.653cm" svg:x="14.837cm" svg:y="7.1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242cm" svg:height="7.932cm" svg:x="1.21cm" svg:y="7.0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 draw:layer="layout" svg:width="1.234cm" svg:height="1.16cm" svg:x="7.892cm" svg:y="8.375cm">
          <text:p text:style-name="P1">A</text:p>
        </draw:ellipse>
        <draw:ellipse draw:style-name="gr3" draw:text-style-name="P1" draw:layer="layout" svg:width="1.234cm" svg:height="1.16cm" svg:x="4.128cm" svg:y="8.318cm">
          <text:p text:style-name="P1">B</text:p>
        </draw:ellipse>
        <draw:ellipse draw:style-name="gr3" draw:text-style-name="P1" draw:layer="layout" svg:width="1.234cm" svg:height="1.16cm" svg:x="4.966cm" svg:y="11.738cm">
          <text:p text:style-name="P1">C</text:p>
        </draw:ellipse>
        <draw:frame draw:style-name="gr4" draw:layer="layout" svg:width="1.806cm" svg:height="0.962cm" svg:x="5.615cm" svg:y="6.118cm">
          <draw:text-box>
            <text:p>LON</text:p>
          </draw:text-box>
        </draw:frame>
        <draw:ellipse draw:style-name="gr5" draw:text-style-name="P1" draw:layer="layout" svg:width="1.234cm" svg:height="1.16cm" svg:x="17.6cm" svg:y="8.109cm">
          <text:p text:style-name="P1">Z</text:p>
        </draw:ellipse>
        <draw:ellipse draw:style-name="gr5" draw:text-style-name="P1" draw:layer="layout" svg:width="1.234cm" svg:height="1.16cm" svg:x="17.333cm" svg:y="11.225cm">
          <text:p text:style-name="P1">X</text:p>
        </draw:ellipse>
        <draw:ellipse draw:style-name="gr5" draw:text-style-name="P1" draw:layer="layout" svg:width="1.234cm" svg:height="1.16cm" svg:x="21.204cm" svg:y="9.148cm">
          <text:p text:style-name="P1">Y</text:p>
        </draw:ellipse>
        <draw:frame draw:style-name="gr4" draw:layer="layout" svg:width="1.844cm" svg:height="0.962cm" svg:x="19.091cm" svg:y="6.121cm">
          <draw:text-box>
            <text:p>BOS</text:p>
          </draw:text-box>
        </draw:frame>
        <draw:rect draw:style-name="gr6" draw:text-style-name="P1" draw:layer="layout" svg:width="4.305cm" svg:height="1.505cm" svg:x="11.248cm" svg:y="4.891cm">
          <text:p text:style-name="P1">mod-cluster</text:p>
        </draw:rect>
        <draw:frame draw:style-name="gr4" draw:layer="layout" svg:width="2.437cm" svg:height="0.962cm" svg:x="12.103cm" svg:y="2.32cm">
          <draw:text-box>
            <text:p>Clients</text:p>
          </draw:text-box>
        </draw:frame>
        <draw:custom-shape draw:style-name="gr7" draw:text-style-name="P1" draw:layer="layout" svg:width="1.087cm" svg:height="1.63cm" svg:x="12.898cm" svg:y="3.1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 draw:layer="layout" svg:width="2.341cm" svg:height="1.986cm" svg:x="11.571cm" svg:y="6.939cm">
          <text:p/>
          <draw:enhanced-geometry svg:viewBox="0 0 841 854" draw:mirror-horizontal="true" draw:mirror-vertical="false" draw:type="non-primitive" draw:enhanced-path="M 517 247 L 517 415 264 415 264 0 0 0 0 680 517 680 517 854 841 547 517 247 Z N"/>
        </draw:custom-shape>
        <draw:custom-shape draw:style-name="gr7" draw:text-style-name="P1" draw:layer="layout" svg:width="1.087cm" svg:height="1.63cm" svg:x="19.546cm" svg:y="4.2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2" draw:layer="layout" svg:width="3.376cm" svg:height="0.806cm" svg:x="18.333cm" svg:y="3.636cm">
          <draw:text-box>
            <text:p><text:span text:style-name="T1">Read access</text:span></text:p>
          </draw:text-box>
        </draw:frame>
        <draw:custom-shape draw:style-name="gr9" draw:text-style-name="P3" draw:layer="layout" svg:width="3.052cm" svg:height="1.4cm" svg:x="11.289cm" svg:y="10.158cm">
          <text:p text:style-name="P1"><text:span text:style-name="T1">backu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02T12:40:10</meta:creation-date>
    <dc:date>2013-05-02T12:41:34</dc:date>
    <meta:editing-duration>PT54S</meta:editing-duration>
    <meta:editing-cycles>2</meta:editing-cycles>
    <meta:generator>LibreOffice/3.6$Linux_X86_64 LibreOffice_project/360m1$Build-2</meta:generator>
    <meta:document-statistic meta:object-count="17"/>
  </office:meta>
</office:document-meta>
</file>